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4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[.G1078]-[.E1078]" office:value-type="float" office:value="-4" calcext:value-type="float">
            <text:p>-4.00</text:p>
          </table:table-cell>
          <table:table-cell table:formula="of:=SUM([.$H$2:.H1078])" office:value-type="float" office:value="-60.29" calcext:value-type="float">
            <text:p>-60.29</text:p>
          </table:table-cell>
          <table:table-cell table:formula="of:=SUM([.H$3:.H1078])/SUM([.E$3:.E1078])" office:value-type="percentage" office:value="-0.0171570859419465" calcext:value-type="percentage">
            <text:p>-2%</text:p>
          </table:table-cell>
          <table:table-cell table:formula="of:=[.O1078]-(1-[.O1078])/[.N1078]" office:value-type="percentage" office:value="0.00123143053644359" calcext:value-type="percentage">
            <text:p>0.1%</text:p>
          </table:table-cell>
          <table:table-cell table:formula="of:=AVERAGEIF([.$H$3:.$H1078];&quot;&gt;0&quot;)" office:value-type="float" office:value="1.8331217838765" calcext:value-type="float">
            <text:p>1.8</text:p>
          </table:table-cell>
          <table:table-cell table:formula="of:=AVERAGEIF([.$H$3:.$H1078];&quot;&lt;0&quot;)" office:value-type="float" office:value="-3.96140350877193" calcext:value-type="float">
            <text:p>-4.0</text:p>
          </table:table-cell>
          <table:table-cell table:formula="of:=[.L1078]/-[.M1078]" office:value-type="percentage" office:value="0.46274553445952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4035476718404" calcext:value-type="percentage">
            <text:p>68%</text:p>
          </table:table-cell>
          <table:table-cell table:number-columns-repeated="1009"/>
        </table:table-row>
        <table:table-row table:style-name="ro3" table:number-rows-repeated="1047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3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6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3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6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7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9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2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6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6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299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1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9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7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6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3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7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8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5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7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4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2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8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6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79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7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2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4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2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5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1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6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29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1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6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29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6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29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6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29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6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29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6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29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6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29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89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6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29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6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29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6" table:formula="of:=SUMIF([$all.H1072:.H1078];&quot;&gt;0&quot;)" office:value-type="float" office:value="9.9" calcext:value-type="float">
            <text:p>9.90</text:p>
          </table:table-cell>
          <table:table-cell table:formula="of:=SUMIF([$all.H1072:.H1078];&quot;&lt;0&quot;)" office:value-type="float" office:value="-20" calcext:value-type="float">
            <text:p>-20</text:p>
          </table:table-cell>
          <table:table-cell table:formula="of:=[.D112]+[.E112]" office:value-type="float" office:value="-10.1" calcext:value-type="float">
            <text:p>-10.10</text:p>
          </table:table-cell>
          <table:table-cell table:style-name="ce29" table:formula="of:=[$all.J1078]" office:value-type="percentage" office:value="-0.0171570859419465" calcext:value-type="percentage">
            <text:p>-2%</text:p>
          </table:table-cell>
          <table:table-cell table:formula="of:=[$all.O1078]" office:value-type="percentage" office:value="0.684035476718404" calcext:value-type="percentage">
            <text:p>68%</text:p>
          </table:table-cell>
          <table:table-cell table:formula="of:=[$all.K1078]" office:value-type="percentage" office:value="0.00123143053644359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77.5390567352252" calcext:value-type="percentage">
            <text:p>7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30" table:end-x="3.72mm" table:end-y="1.11mm" draw:z-index="0" draw:name="Chart 1" draw:style-name="gr1" draw:text-style-name="P1" svg:width="231.62mm" svg:height="62.44mm" svg:x="6.39mm" svg:y="0.33mm">
              <loext:p draw:notify-on-update-of-ranges="daily.A3:daily.A211 daily.L2:daily.L2 daily.L3:daily.L2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2" table:default-cell-style-name="ce43"/>
        <table:table-column table:style-name="co15" table:number-columns-repeated="7" table:default-cell-style-name="ce45"/>
        <table:table-column table:style-name="co5" table:number-columns-repeated="2" table:default-cell-style-name="ce50"/>
        <table:table-column table:style-name="co5" table:number-columns-repeated="997" table:default-cell-style-name="ce10"/>
        <table:table-row table:style-name="ro4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1-01</text:p>
          </table:table-cell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4" office:value-type="string" calcext:value-type="string">
            <text:p>2020-01</text:p>
          </table:table-cell>
          <table:table-cell table:style-name="ce44" office:value-type="string" calcext:value-type="string">
            <text:p>2019-12</text:p>
          </table:table-cell>
          <table:table-cell table:style-name="ce44" office:value-type="string" calcext:value-type="string">
            <text:p>2019-11</text:p>
          </table:table-cell>
          <table:table-cell table:style-name="ce44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7"/>
        </table:table-row>
        <table:table-row table:style-name="ro4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9])" office:value-type="float" office:value="-0.676666666666667" calcext:value-type="float">
            <text:p>-1</text:p>
          </table:table-cell>
          <table:table-cell table:style-name="ce42" table:formula="of:=SUM([.H3:.H29])" office:value-type="float" office:value="-3.66916666666667" calcext:value-type="float">
            <text:p>-4</text:p>
          </table:table-cell>
          <table:table-cell table:style-name="ce42" table:formula="of:=SUM([.I3:.I29])" office:value-type="float" office:value="-3.66916666666667" calcext:value-type="float">
            <text:p>-4</text:p>
          </table:table-cell>
          <table:table-cell table:style-name="ce42" table:formula="of:=SUM([.J3:.J29])" office:value-type="float" office:value="-3.47333333333333" calcext:value-type="float">
            <text:p>-3</text:p>
          </table:table-cell>
          <table:table-cell table:style-name="ce42" table:formula="of:=SUM([.K3:.K29])" office:value-type="float" office:value="2.36083333333334" calcext:value-type="float">
            <text:p>2</text:p>
          </table:table-cell>
          <table:table-cell table:style-name="ce42" table:formula="of:=SUM([.L3:.L29])" office:value-type="float" office:value="1.21666666666667" calcext:value-type="float">
            <text:p>1</text:p>
          </table:table-cell>
          <table:table-cell table:style-name="ce42" table:formula="of:=SUM([.M3:.M29])" office:value-type="float" office:value="-3.7175" calcext:value-type="float">
            <text:p>-4</text:p>
          </table:table-cell>
          <table:table-cell table:style-name="ce42" table:formula="of:=SUM([.N3:.N29])" office:value-type="float" office:value="-4.69083333333334" calcext:value-type="float">
            <text:p>-5</text:p>
          </table:table-cell>
          <table:table-cell table:style-name="ce42" table:formula="of:=SUM([.O3:.O29])" office:value-type="float" office:value="-4.69083333333334" calcext:value-type="float">
            <text:p>-5</text:p>
          </table:table-cell>
          <table:table-cell table:style-name="ce42" table:formula="of:=SUM([.P3:.P29])" office:value-type="float" office:value="-4.69083333333334" calcext:value-type="float">
            <text:p>-5</text:p>
          </table:table-cell>
          <table:table-cell table:style-name="ce42" table:formula="of:=SUM([.Q3:.Q29])" office:value-type="float" office:value="-4.69083333333334" calcext:value-type="float">
            <text:p>-5</text:p>
          </table:table-cell>
          <table:table-cell table:style-name="ce42" table:formula="of:=SUM([.R3:.R29])" office:value-type="float" office:value="-4.69083333333334" calcext:value-type="float">
            <text:p>-5</text:p>
          </table:table-cell>
          <table:table-cell table:style-name="ce44" table:formula="of:=SUM([.S3:.S29])" office:value-type="float" office:value="-4.01416666666667" calcext:value-type="float">
            <text:p>-4</text:p>
          </table:table-cell>
          <table:table-cell table:style-name="ce44" table:formula="of:=SUM([.T3:.T29])" office:value-type="float" office:value="-1.02166666666667" calcext:value-type="float">
            <text:p>-1</text:p>
          </table:table-cell>
          <table:table-cell table:style-name="ce44" table:formula="of:=SUM([.U3:.U29])" office:value-type="float" office:value="-1.02166666666667" calcext:value-type="float">
            <text:p>-1</text:p>
          </table:table-cell>
          <table:table-cell table:style-name="ce44" table:formula="of:=SUM([.V3:.V29])" office:value-type="float" office:value="-1.2175" calcext:value-type="float">
            <text:p>-1</text:p>
          </table:table-cell>
          <table:table-cell table:style-name="ce44" table:formula="of:=SUM([.W3:.W29])" office:value-type="float" office:value="-7.05166666666667" calcext:value-type="float">
            <text:p>-7</text:p>
          </table:table-cell>
          <table:table-cell table:style-name="ce44" table:formula="of:=SUM([.X3:.X29])" office:value-type="float" office:value="-5.9075" calcext:value-type="float">
            <text:p>-6</text:p>
          </table:table-cell>
          <table:table-cell table:style-name="ce44" table:formula="of:=SUM([.Y3:.Y29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7"/>
        </table:table-row>
        <table:table-row table:style-name="ro4">
          <table:table-cell table:number-columns-repeated="25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2</text:p>
          </table:table-cell>
          <table:table-cell table:formula="of:=SUM([$daily.B109:.B210])" office:value-type="float" office:value="41" calcext:value-type="float">
            <text:p>41</text:p>
          </table:table-cell>
          <table:table-cell table:formula="of:=SUM([$daily.C109:.C210])" office:value-type="float" office:value="163" calcext:value-type="float">
            <text:p>163</text:p>
          </table:table-cell>
          <table:table-cell table:formula="of:=SUM([$daily.F109:.F212])" office:value-type="float" office:value="-8.12" calcext:value-type="float">
            <text:p>-8</text:p>
          </table:table-cell>
          <table:table-cell table:style-name="ce41" table:formula="of:=[.D4]/[.C4]" office:value-type="percentage" office:value="-0.0498159509202454" calcext:value-type="percentage">
            <text:p>-5%</text:p>
          </table:table-cell>
          <table:table-cell/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formula="of:=[.$D4]/12" office:value-type="float" office:value="-0.676666666666667" calcext:value-type="float">
            <text:p>-1</text:p>
          </table:table-cell>
          <table:table-cell table:number-columns-repeated="7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41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49"/>
          <table:table-cell table:number-columns-repeated="99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4:02:03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7T14:04:54.590000000</dc:date>
    <meta:generator>LibreOffice/5.2.6.2$Windows_X86_64 LibreOffice_project/a3100ed2409ebf1c212f5048fbe377c281438fdc</meta:generator>
    <meta:editing-duration>P1DT18H13M56S</meta:editing-duration>
    <meta:editing-cycles>31</meta:editing-cycles>
    <meta:document-statistic meta:table-count="3" meta:cell-count="14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5cm" xlink:href=".." xlink:type="simple" chart:class="chart:line" chart:style-name="ch1">
        <chart:title svg:x="10.732cm" svg:y="0.26cm" chart:style-name="ch2">
          <text:p>closing</text:p>
        </chart:title>
        <chart:plot-area chart:style-name="ch3" table:cell-range-address="daily.A3:daily.A211 daily.L2:daily.L211" chart:data-source-has-labels="both" svg:x="0.463cm" svg:y="1.337cm" svg:width="22.237cm" svg:height="4.784cm">
          <chartooo:coordinate-region svg:x="1.152cm" svg:y="1.523cm" svg:width="20.97cm" svg:height="3.978cm"/>
          <chart:axis chart:dimension="x" chart:name="primary-x" chart:style-name="ch4" chartooo:axis-type="auto">
            <chartooo:date-scale/>
            <chart:categories table:cell-range-address="daily.A3:daily.A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1" chart:label-cell-address="daily.L2:daily.L2" chart:class="chart:line"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1</svg:desc>
                </draw:g>
              </table:table-cell>
              <table:table-cell office:value-type="float" office:value="230.3">
                <text:p>230.3</text:p>
                <draw:g>
                  <svg:desc>daily.L3:daily.L211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